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20755" officeooo:paragraph-rsid="00120755"/>
    </style:style>
    <style:style style:name="P2" style:family="paragraph" style:parent-style-name="Text_20_body">
      <style:text-properties officeooo:rsid="00120755" officeooo:paragraph-rsid="0013c26d"/>
    </style:style>
    <style:style style:name="P3" style:family="paragraph" style:parent-style-name="Text_20_body">
      <style:text-properties officeooo:rsid="001109f2" officeooo:paragraph-rsid="001109f2"/>
    </style:style>
    <style:style style:name="P4" style:family="paragraph" style:parent-style-name="Title">
      <style:text-properties fo:color="#fbc02d" loext:opacity="100%" officeooo:rsid="001109f2" officeooo:paragraph-rsid="001109f2"/>
    </style:style>
    <style:style style:name="P5" style:family="paragraph" style:parent-style-name="Text_20_body">
      <style:text-properties style:font-name="Arial" officeooo:rsid="00120755" officeooo:paragraph-rsid="00120755"/>
    </style:style>
    <style:style style:name="P6" style:family="paragraph" style:parent-style-name="Heading_20_2">
      <style:text-properties officeooo:rsid="00120755" officeooo:paragraph-rsid="00120755"/>
    </style:style>
    <style:style style:name="T1" style:family="text">
      <style:text-properties style:font-name="Arial"/>
    </style:style>
    <style:style style:name="T2" style:family="text">
      <style:text-properties style:font-name="Arial" officeooo:rsid="0013c26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4c7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iderholung / Ergänzung E-Lehre</text:p>
      <text:p text:style-name="P3"/>
      <text:h text:style-name="P6" text:outline-level="2">Größen:</text:h>
      <text:p text:style-name="P1"><text:span text:style-name="T3">Spannung</text:span> U [U]=1V Messgerät Spannungsmesser (parallel)</text:p>
      <text:p text:style-name="P1"><text:span text:style-name="T3">Stromstärke</text:span> I [I]=1A Messgerät Strommesser (in Reihe)</text:p>
      <text:p text:style-name="P2"><text:span text:style-name="T3">el.Widerstand</text:span> R [R]=1Ω Gleichung : R=<text:span text:style-name="T4">U</text:span>/I </text:p>
      <text:p text:style-name="P2"><text:tab/>bzw. R=<text:span text:style-name="T1">ρ*l/A </text:span><text:span text:style-name="T2">für el. Leiter</text:span></text:p>
      <text:p text:style-name="P5"><text:tab/>ρ = spez. el. Widerstand</text:p>
      <text:p text:style-name="P1"><text:tab/>A = Querschnittsfäche</text:p>
      <text:p text:style-name="P1"><text:tab/>l = Läng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44:50.140420342</meta:creation-date>
    <dc:date>2022-09-02T13:01:33.654385590</dc:date>
    <meta:editing-duration>PT56M54S</meta:editing-duration>
    <meta:editing-cycles>5</meta:editing-cycles>
    <meta:generator>LibreOffice/7.4.0.3$Linux_X86_64 LibreOffice_project/40$Build-3</meta:generator>
    <meta:document-statistic meta:table-count="0" meta:image-count="0" meta:object-count="0" meta:page-count="1" meta:paragraph-count="9" meta:word-count="40" meta:character-count="271" meta:non-whitespace-character-count="235"/>
  </office:meta>
</office:document-meta>
</file>